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14.71pt" svg:height="514.86pt" svg:x="23.41pt" svg:y="52.7pt">
            <draw:object draw:notify-on-update-of-ranges="Sheet1.A1:Sheet1.A3 Sheet1.B1:Sheet1.B3 Sheet1.C1:Sheet1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9585" calcext:value-type="float">
            <text:p>1895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9341344" calcext:value-type="float">
            <text:p>189341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35:18.454631655</meta:creation-date>
    <dc:date>2019-05-14T18:48:00.738106485</dc:date>
    <meta:editing-duration>PT12M42S</meta:editing-duration>
    <meta:editing-cycles>2</meta:editing-cycles>
    <meta:generator>LibreOffice/6.0.7.3$Linux_X86_64 LibreOffice_project/00m0$Build-3</meta:generator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27cm" svg:height="18.164cm" xlink:href=".." xlink:type="simple" chart:class="chart:line" chart:style-name="ch1">
        <chart:legend chart:legend-position="end" svg:x="29.98cm" svg:y="8.534cm" style:legend-expansion="high" chart:style-name="ch2"/>
        <chart:plot-area chart:style-name="ch3" table:cell-range-address="Sheet1.A1:Sheet1.C3" chart:data-source-has-labels="both" svg:x="0.645cm" svg:y="0.363cm" svg:width="28.69cm" svg:height="17.4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85cm" svg:y="0.363cm" svg:width="25.903cm" svg:height="16.7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:Sheet1.A3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axis chart:dimension="z" chart:name="primary-z" chart:style-name="ch4"/>
          <chart:series chart:style-name="ch8" chart:values-cell-range-address="Sheet1.B1:Sheet1.B3" loext:label-string="динамика" chart:class="chart:line">
            <chart:data-point chart:repeated="3"/>
          </chart:series>
          <chart:series chart:style-name="ch9" chart:values-cell-range-address="Sheet1.C1:Sheet1.C3" loext:label-string="рекурсия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инамика</text:p>
              </table:table-cell>
              <table:table-cell office:value-type="string">
                <text:p>рекурсия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:Sheet1.A3</svg:desc>
                </draw:g>
              </table:table-cell>
              <table:table-cell office:value-type="float" office:value="6">
                <text:p>6</text:p>
                <draw:g>
                  <svg:desc>Sheet1.B1:Sheet1.B3</svg:desc>
                </draw:g>
              </table:table-cell>
              <table:table-cell office:value-type="float" office:value="6083">
                <text:p>6083</text:p>
                <draw:g>
                  <svg:desc>Sheet1.C1:Sheet1.C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89585">
                <text:p>1895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89341344">
                <text:p>189341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